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82/2024</text:p>
            <text:p text:style-name="Normální">KVOP-49281/2024</text:p>
            <text:p text:style-name="Normální">10. 12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M. K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 o<text:s/>vyřízení žádosti o informace</text:h>
      <text:h text:style-name="Nadpis1" text:outline-level="1">podle zákona č. 106/1999 Sb., o svobodném přístupu k informacím</text:h>
      <text:p text:style-name="Základnítext">Vážený pane K.,</text:p>
      <text:p text:style-name="Základnítext">dne<text:s/><text:span text:style-name="T18">3. 12</text:span>. 2024 obdržela Kancelář veřejného ochránce práv Vaši žádost o informace. Žádáte o zaslání<text:s/><text:span text:style-name="T19">sborníků Vězeňství I a Vězeňství II.</text:span></text:p>
      <text:p text:style-name="Základnítext"><text:span text:style-name="T20">Sborn</text:span><text:span text:style-name="T21">íky Vám zasílám v příloze.</text:span></text:p>
      <text:p text:style-name="Základnítext">S pozdravem</text:p>
      <text:p text:style-name="Základnítext"/>
      <text:p text:style-name="Základnítext"/>
      <text:p text:style-name="P22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/>
      <text:p text:style-name="Příloha">Příloha</text:p>
      <text:p text:style-name="Normální">Sborník Vězeňství I</text:p>
      <text:p text:style-name="Normální">Sborník Vězeňství II</text:p>
      <text:p text:style-name="Normální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1ACD*</text:span></text:p>
        <text:p text:style-name="P12"><text:span text:style-name="T13">KVOPX00F1ACD</text:span>KVOPX00F1ACD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20T08:45:00Z</meta:creation-date>
    <dc:date>2024-12-27T10:15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1" meta:word-count="79" meta:character-count="550" meta:row-count="3" meta:non-whitespace-character-count="472"/>
  </office:meta>
</office:document-meta>
</file>